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style:style>
    <style:style style:name="P3" style:family="paragraph" style:parent-style-name="Standard" style:list-style-name="L1">
      <style:text-properties style:font-name="Verdana"/>
    </style:style>
    <style:style style:name="P4" style:family="paragraph" style:parent-style-name="Standard">
      <style:text-properties style:font-name="Verdana" officeooo:rsid="000fc105" officeooo:paragraph-rsid="000fc105"/>
    </style:style>
    <style:style style:name="P5" style:family="paragraph" style:parent-style-name="Standard">
      <style:text-properties style:font-name="Verdana" fo:font-weight="normal" style:font-weight-asian="normal" style:font-weight-complex="normal"/>
    </style:style>
    <style:style style:name="P6" style:family="paragraph" style:parent-style-name="Standard">
      <style:text-properties style:font-name="Verdana" fo:font-weight="normal" officeooo:rsid="000fc105" officeooo:paragraph-rsid="000fc105" style:font-weight-asian="normal" style:font-weight-complex="normal"/>
    </style:style>
    <style:style style:name="P7" style:family="paragraph" style:parent-style-name="Standard">
      <style:text-properties style:font-name="Verdana" fo:font-weight="normal" officeooo:rsid="00140540" officeooo:paragraph-rsid="00140540" style:font-weight-asian="normal" style:font-weight-complex="normal"/>
    </style:style>
    <style:style style:name="P8" style:family="paragraph" style:parent-style-name="Standard">
      <style:text-properties style:font-name="Verdana" fo:font-weight="bold" style:font-weight-asian="bold" style:font-weight-complex="bold"/>
    </style:style>
    <style:style style:name="P9" style:family="paragraph" style:parent-style-name="Standard" style:list-style-name="L1">
      <style:text-properties style:font-name="Verdana" fo:font-weight="bold" style:font-weight-asian="bold" style:font-weight-complex="bold"/>
    </style:style>
    <style:style style:name="P10" style:family="paragraph" style:parent-style-name="Standard">
      <style:text-properties style:font-name="Verdana" fo:font-weight="bold" officeooo:paragraph-rsid="000fb3a2" style:font-weight-asian="bold" style:font-weight-complex="bold"/>
    </style:style>
    <style:style style:name="P11" style:family="paragraph" style:parent-style-name="Standard" style:list-style-name="L3">
      <style:text-properties style:font-name="Verdana" fo:font-weight="bold" style:font-weight-asian="bold" style:font-weight-complex="bold"/>
    </style:style>
    <style:style style:name="P12" style:family="paragraph" style:parent-style-name="Standard" style:list-style-name="">
      <style:text-properties style:font-name="Verdana" fo:font-weight="bold" style:font-weight-asian="bold" style:font-weight-complex="bold"/>
    </style:style>
    <style:style style:name="P13" style:family="paragraph" style:parent-style-name="Standard">
      <style:text-properties style:font-name="Verdana" fo:font-weight="bold" officeooo:rsid="000fd248" officeooo:paragraph-rsid="000fd248" style:font-weight-asian="bold" style:font-weight-complex="bold"/>
    </style:style>
    <style:style style:name="P14" style:family="paragraph" style:parent-style-name="Standard">
      <style:text-properties style:font-name="Verdana" fo:font-size="10pt" style:font-size-asian="10pt" style:font-size-complex="10pt"/>
    </style:style>
    <style:style style:name="P15" style:family="paragraph" style:parent-style-name="Standard">
      <style:text-properties style:font-name="Verdana" fo:font-size="10pt" officeooo:rsid="000fb3a2" officeooo:paragraph-rsid="000fb3a2" style:font-size-asian="10pt" style:font-size-complex="10pt"/>
    </style:style>
    <style:style style:name="P16" style:family="paragraph" style:parent-style-name="Standard">
      <style:text-properties style:font-name="Verdana" fo:font-size="10pt" officeooo:rsid="000fc105" officeooo:paragraph-rsid="000fc105" style:font-size-asian="10pt" style:font-size-complex="10pt"/>
    </style:style>
    <style:style style:name="P17" style:family="paragraph" style:parent-style-name="Standard">
      <style:text-properties style:font-name="Verdana" fo:font-size="10pt" fo:font-weight="normal" style:font-size-asian="8.75pt" style:font-weight-asian="normal" style:font-size-complex="10pt" style:font-weight-complex="normal"/>
    </style:style>
    <style:style style:name="P18" style:family="paragraph" style:parent-style-name="Standard">
      <style:text-properties style:font-name="Verdana" fo:font-size="10pt" fo:font-weight="normal" officeooo:rsid="000fc105" officeooo:paragraph-rsid="000fc105" style:font-size-asian="8.75pt" style:font-weight-asian="normal" style:font-size-complex="10pt" style:font-weight-complex="normal"/>
    </style:style>
    <style:style style:name="P19" style:family="paragraph" style:parent-style-name="Standard">
      <style:text-properties style:font-name="Verdana" fo:font-size="10pt" fo:font-weight="normal" officeooo:rsid="000fd248" officeooo:paragraph-rsid="000fd248" style:font-size-asian="8.75pt" style:font-weight-asian="normal" style:font-size-complex="10pt" style:font-weight-complex="normal"/>
    </style:style>
    <style:style style:name="P20" style:family="paragraph" style:parent-style-name="Standard">
      <style:text-properties style:font-name="Verdana" fo:font-size="10pt" fo:font-weight="normal" officeooo:rsid="000fc105" officeooo:paragraph-rsid="000fc105" style:font-size-asian="10pt" style:font-weight-asian="normal" style:font-size-complex="10pt" style:font-weight-complex="normal"/>
    </style:style>
    <style:style style:name="P21" style:family="paragraph" style:parent-style-name="Standard">
      <style:text-properties style:font-name="Verdana" fo:font-size="10pt" fo:font-weight="normal" officeooo:rsid="000fd248" officeooo:paragraph-rsid="000fd248" style:font-size-asian="10pt" style:font-weight-asian="normal" style:font-size-complex="10pt" style:font-weight-complex="normal"/>
    </style:style>
    <style:style style:name="P22" style:family="paragraph" style:parent-style-name="Standard">
      <style:paragraph-properties fo:margin-left="1.344cm" fo:margin-right="0cm" fo:text-indent="-0.691cm" style:auto-text-indent="false"/>
      <style:text-properties style:font-name="Verdana"/>
    </style:style>
    <style:style style:name="P23" style:family="paragraph" style:parent-style-name="Standard" style:master-page-name="">
      <style:paragraph-properties fo:margin-left="1.344cm" fo:margin-right="0cm" fo:text-indent="-0.691cm" style:auto-text-indent="false" style:page-number="auto"/>
      <style:text-properties style:font-name="Verdana" fo:font-weight="bold" style:font-weight-asian="bold" style:font-weight-complex="bold"/>
    </style:style>
    <style:style style:name="P24" style:family="paragraph" style:parent-style-name="Standard">
      <style:paragraph-properties fo:margin-left="0cm" fo:margin-right="0cm" fo:text-indent="0cm" style:auto-text-indent="false"/>
      <style:text-properties style:font-name="Verdana" fo:font-size="10pt" officeooo:rsid="000efe53" officeooo:paragraph-rsid="000efe53" style:font-size-asian="10pt" style:font-size-complex="10pt"/>
    </style:style>
    <style:style style:name="P25" style:family="paragraph" style:parent-style-name="Standard">
      <style:paragraph-properties fo:margin-left="0cm" fo:margin-right="0cm" fo:text-indent="0cm" style:auto-text-indent="false"/>
      <style:text-properties style:font-name="Verdana" fo:font-size="10pt" fo:font-weight="normal" style:font-size-asian="8.75pt" style:font-weight-asian="normal" style:font-size-complex="10pt" style:font-weight-complex="normal"/>
    </style:style>
    <style:style style:name="P26" style:family="paragraph" style:parent-style-name="Standard">
      <style:paragraph-properties fo:margin-left="0cm" fo:margin-right="0cm" fo:text-indent="0cm" style:auto-text-indent="false"/>
      <style:text-properties style:font-name="Verdana" fo:font-size="10pt" fo:font-weight="normal" officeooo:rsid="00119b03" officeooo:paragraph-rsid="00119b03" style:font-size-asian="8.75pt" style:font-weight-asian="normal" style:font-size-complex="10pt" style:font-weight-complex="normal"/>
    </style:style>
    <style:style style:name="P27" style:family="paragraph" style:parent-style-name="Standard">
      <style:paragraph-properties fo:margin-left="0cm" fo:margin-right="0cm" fo:text-indent="0cm" style:auto-text-indent="false"/>
      <style:text-properties style:font-name="Verdana" fo:font-weight="normal" officeooo:paragraph-rsid="00119b03" style:font-weight-asian="normal" style:font-weight-complex="normal"/>
    </style:style>
    <style:style style:name="P28" style:family="paragraph" style:parent-style-name="Standard">
      <style:paragraph-properties fo:margin-left="0cm" fo:margin-right="0cm" fo:text-indent="0cm" style:auto-text-indent="false"/>
      <style:text-properties fo:font-size="10pt" officeooo:paragraph-rsid="000efe53" style:font-size-asian="10pt" style:font-size-complex="10pt"/>
    </style:style>
    <style:style style:name="P29" style:family="paragraph" style:parent-style-name="Standard">
      <style:paragraph-properties fo:margin-left="0cm" fo:margin-right="0cm" fo:text-indent="0cm" style:auto-text-indent="false"/>
      <style:text-properties fo:font-size="10pt" officeooo:rsid="000efe53" officeooo:paragraph-rsid="00140540" style:font-size-asian="10pt" style:font-size-complex="10pt"/>
    </style:style>
    <style:style style:name="P30" style:family="paragraph" style:parent-style-name="Standard">
      <style:paragraph-properties fo:margin-left="0cm" fo:margin-right="0cm" fo:text-indent="0cm" style:auto-text-indent="false"/>
      <style:text-properties fo:font-size="10pt" officeooo:paragraph-rsid="00140540" style:font-size-asian="10pt" style:font-size-complex="10pt"/>
    </style:style>
    <style:style style:name="P31" style:family="paragraph" style:parent-style-name="Standard" style:master-page-name="">
      <style:paragraph-properties fo:margin-left="1.302cm" fo:margin-right="0cm" fo:text-indent="-0.672cm" style:auto-text-indent="false" style:page-number="auto"/>
      <style:text-properties style:font-name="Verdana" fo:font-weight="bold" style:font-weight-asian="bold" style:font-weight-complex="bold"/>
    </style:style>
    <style:style style:name="P32" style:family="paragraph" style:parent-style-name="Standard">
      <style:paragraph-properties fo:margin-left="1.302cm" fo:margin-right="0cm" fo:text-indent="-0.672cm" style:auto-text-indent="false"/>
      <style:text-properties style:font-name="Verdana" fo:font-weight="bold" style:font-weight-asian="bold" style:font-weight-complex="bold"/>
    </style:style>
    <style:style style:name="P33" style:family="paragraph" style:parent-style-name="Standard" style:list-style-name="L1">
      <style:paragraph-properties fo:break-before="page"/>
      <style:text-properties style:font-name="Verdana" fo:font-weight="bold" style:font-weight-asian="bold" style:font-weight-complex="bold"/>
    </style:style>
    <style:style style:name="T1" style:family="text">
      <style:text-properties style:font-name="Verdana"/>
    </style:style>
    <style:style style:name="T2" style:family="text">
      <style:text-properties style:font-name="Verdana" officeooo:rsid="000efe53"/>
    </style:style>
    <style:style style:name="T3" style:family="text">
      <style:text-properties style:font-name="Verdana" officeooo:rsid="000fb3a2"/>
    </style:style>
    <style:style style:name="T4" style:family="text">
      <style:text-properties officeooo:rsid="000fb3a2"/>
    </style:style>
    <style:style style:name="T5" style:family="text">
      <style:text-properties fo:font-size="10pt" style:font-size-asian="10pt" style:font-size-complex="10pt"/>
    </style:style>
    <style:style style:name="T6" style:family="text">
      <style:text-properties fo:font-size="10pt" officeooo:rsid="00119b03" style:font-size-asian="8.75pt" style:font-size-complex="10pt"/>
    </style:style>
    <style:style style:name="T7" style:family="text">
      <style:text-properties fo:font-size="10pt" officeooo:rsid="0013629b" style:font-size-asian="8.75pt" style:font-size-complex="10pt"/>
    </style:style>
    <style:style style:name="T8" style:family="text">
      <style:text-properties officeooo:rsid="000fd248"/>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mande per lo studio: cap. 6 Germania dopo la Prima Guerra Mondiale</text:p>
      <text:p text:style-name="P5"/>
      <text:p text:style-name="P7">Francesco Milani – 5AI - 29/04/2020</text:p>
      <text:p text:style-name="P1"/>
      <text:p text:style-name="P23">1. Qual era la situazione economica della Germania post bellica? Che cosa comportò questa situazione?</text:p>
      <text:p text:style-name="P22"/>
      <text:p text:style-name="P24">La Germania del dopoguerra era una nazione in pesante difficoltà, a causa delle ingenti perdite dovute alle strategie fallimentari adottate durante il conflitto.</text:p>
      <text:p text:style-name="P28"><text:span text:style-name="T2">La popolazione era ridotta alla fame ed era stanca delle condizioni pessime, infatti si diffuse presto nel paese un sentimento di rivolta, che colpì anche l’esercito.</text:span></text:p>
      <text:p text:style-name="P29"><text:span text:style-name="T1">In molte città furono creati consigli degli operai e dei soldati sui modelli di quelli russi. Si formò perciò un periodo simile al “biennio rosso” italiano, caratterizzato da un profondo insediamento del pensiero comunista nel popolo. </text:span></text:p>
      <text:p text:style-name="P30"><text:span text:style-name="T2">Il Kaiser Guglielmo II decide di abdicare e abbandonare il paese, portando così alla firma dell’armistizio con Francia e Regno Unito e alla proclamazione </text:span><text:span text:style-name="T3">della Repubblica di Weimar</text:span></text:p>
      <text:p text:style-name="P22"/>
      <text:list xml:id="list3992085957" text:style-name="L1">
        <text:list-item>
          <text:p text:style-name="P9">Delinea la situazione delle forze socialiste in Germania nel dopoguerra.</text:p>
        </text:list-item>
      </text:list>
      <text:p text:style-name="P1"/>
      <text:p text:style-name="P14"><text:span text:style-name="T4">Uno dei partiti principali della Germania post bellica era il Partito socialdemocratico (Spd).</text:span></text:p>
      <text:p text:style-name="P15">Questo partito sosteneva la sinistra rifiutando lo sbocco rivoluzionario, raccogliendo consensi tra gli operai.</text:p>
      <text:p text:style-name="P15">All’interno della scena politica non mancavano gli antidemocratici o socialrivoluzionari, ovvero i militanti della Lega di Spartaco.</text:p>
      <text:p text:style-name="P15">I membri della Lega di Spartaco, chiamati spartachisti, puntavano all’instaurazione di un governo rivoluzionario sul modello sovietico.</text:p>
      <text:p text:style-name="P15">Erano guidati da Karl Liebknecht e Rosa Luxemburg, entrambi fucilati al termine della settimana di sangue.</text:p>
      <text:p text:style-name="P10"/>
      <text:list xml:id="list194443991145321" text:continue-numbering="true" text:style-name="L1">
        <text:list-item>
          <text:p text:style-name="P9">Con l'espressione “settimana di sangue” a cosa si fa riferimento?</text:p>
          <text:p text:style-name="P3"/>
        </text:list-item>
      </text:list>
      <text:p text:style-name="P16">Con “settimana di sangue” si intende il periodo tra il 6-13 gennaio del 1919, in cui i militanti della Lega di Spartaco tentarono di stabilire uno stato socialista, venendo soffocati nel sangue dalle unità paramilitari dei Freikorps, truppe di estrema destra. </text:p>
      <text:p text:style-name="P16">Gli scontri culminarono il 15 gennaio con la morte di Liebknecht e Luxemburg.</text:p>
      <text:p text:style-name="P8"/>
      <text:list xml:id="list194444348822696" text:continue-numbering="true" text:style-name="L1">
        <text:list-item>
          <text:p text:style-name="P9">La Repubblica di Weimar quando si afferma, in seguito a cosa e da cosa prende nome?</text:p>
        </text:list-item>
      </text:list>
      <text:p text:style-name="P8"/>
      <text:p text:style-name="P16">La Germania venne proclamata repubblica il 9 novembre 1918, subito dopo l’abbandono del Kaiser Guglielmo II.</text:p>
      <text:p text:style-name="P16">Per l’inizio dei lavori sulla carta costituzionale sarà però necessario attendere la fine delle lotte socialiste nel gennaio del 1919. La costituzione sarà poi varata in seguito in agosto. Essa ottenne l’approvazione dei socialdemocratici, dei cattolici e delle formazioni liberali moderate, ma non dei partiti nazionalisti e dei comunisti.</text:p>
      <text:p text:style-name="P4"><text:span text:style-name="T5">Il nome Weimar venne preso dalla città designata come sede dell’Assemblea Costituente e nella quale la venne redatta la nuova Costituzione.</text:span></text:p>
      <text:p text:style-name="P12"/>
      <text:list xml:id="list194445410811497" text:continue-numbering="true" text:style-name="L1">
        <text:list-item>
          <text:p text:style-name="P33">Era una Repubblica presidenziale o federale, perchè?</text:p>
        </text:list-item>
      </text:list>
      <text:p text:style-name="P8"/>
      <text:p text:style-name="P18">La nuova Costituzione della Repubblica riconosceva la struttura federale dello Stato, diviso in diciassette Lander (Regioni) dotati di ampie autonomie.</text:p>
      <text:p text:style-name="P18">Inoltre introduceva il suffragio universale e il sistema elettorale proporzionale, stabilendo la natura parlamentare dello Stato tedesco.</text:p>
      <text:p text:style-name="P18">Il Reichstag (Parlamento) emanava le leggi e a esso rendevano conto il cancelliere (Primo ministro) e il suo governo.</text:p>
      <text:p text:style-name="P8"/>
      <text:list xml:id="list194445093215329" text:continue-numbering="true" text:style-name="L1">
        <text:list-item>
          <text:p text:style-name="P9">Il primo presidente della Repubblica tedesca come si chiamava?</text:p>
        </text:list-item>
      </text:list>
      <text:p text:style-name="P8"/>
      <text:p text:style-name="P18">Come primo presidente venne eletto Friedrich Ebert, <text:span text:style-name="T8">un membro del Partito Socialdemocratico.</text:span></text:p>
      <text:p text:style-name="P19">Era stato dal 9 Novembre all’11 Febbraio del 1919 cancelliere del Reich, per poi rimanere in carica come Presidente delle Repubblica di Weimar dall’11 febbraio 1919 al 28 febbraio 1925.</text:p>
      <text:p text:style-name="P19"/>
      <text:list xml:id="list194445119100364" text:continue-numbering="true" text:style-name="L1">
        <text:list-item>
          <text:p text:style-name="P9">Come veniva eletto e quali erano i poteri del Presidente della Repubblica?</text:p>
        </text:list-item>
      </text:list>
      <text:p text:style-name="P8"/>
      <text:p text:style-name="P20">Il presidente della Repubblica aveva il compito di bilanciare il peso del parlamento, per questo gli furono riconosciute importanti prerogative.</text:p>
      <text:p text:style-name="P20">Esso veniva eletto dal popolo e aveva una durata in carica di sette anni. </text:p>
      <text:p text:style-name="P20">Rappresentava il paese all’estero e firmava i trattati diplomatici. </text:p>
      <text:p text:style-name="P20">Era a capo delle forze armate e poteva licenziare il cancelliere.</text:p>
      <text:p text:style-name="P20">Inoltre in situazioni di emergenza poteva sospendere i diritti costituzionali e varare misure eccezionali di ordine pubblico, andando anche contro il Reichstag.</text:p>
      <text:p text:style-name="P6"/>
      <text:list xml:id="list194444428292273" text:continue-numbering="true" text:style-name="L1">
        <text:list-item>
          <text:p text:style-name="P9">Quali problemi dovette affrontare il nuovo governo? (distingui tra ostacoli politici ed economici)</text:p>
        </text:list-item>
      </text:list>
      <text:p text:style-name="P8"/>
      <text:p text:style-name="P21">L’utilizzo accentuato di prerogative presidenziali determinò uno sbilanciamento dell’equilibrio costituzionale a favore del presidente. Col tempo ciò indebolì la Repubblica, lasciando campo libero all’avvento del Nazismo.</text:p>
      <text:p text:style-name="P21">Inoltre disoccupazione e inflazione colpivano l’economia, che aveva come ulteriore problema i pagamenti per le riparazioni di guerra da versare a Francia e Regno Unito, corrispondente a 132 miliardi di marchi-oro.</text:p>
      <text:p text:style-name="P13"/>
      <text:list xml:id="list194443493958106" text:continue-numbering="true" text:style-name="L1">
        <text:list-item>
          <text:p text:style-name="P9">Nel 1923 la Francia occupò militarmente il bacino minerario della Ruhr, ai confini con la Germania, in seguito al mancato pagamento dei danni di guerra. Questo cosa causò all'interno della Germania? Quali effetti, quali ricadute ebbe quest'azione?</text:p>
        </text:list-item>
      </text:list>
      <text:p text:style-name="P17"/>
      <text:p text:style-name="P19">All’inizio del 1923, in seguito al ritardo nei pagamenti delle riparazioni di guerra, la Francia occupò il bacino carbonifero della Ruhr, appropriandosi delle enormi risorse minerarie della regione.</text:p>
      <text:p text:style-name="P19">Questo causò un crollo alla Germania. </text:p>
      <text:p text:style-name="P19">La produzione e i commerci calarono, mentre l’inflazione iniziò a crescere in maniera incontrollata, alimentata dall’enorme quantità di banconote stampate e messe in circolazione.</text:p>
      <text:p text:style-name="P19">Infatti nel giro di pochi mesi un chilo di pane arrivò a costare 400 miliardi di marchi, un litro di latte 360, e un chilo di burro incredibilmente 5000 miliardi.</text:p>
      <text:p text:style-name="P19">Il problema era tale che i cittadini tedeschi dovevano andare a fare la spesa con sacchi pieni di carta moneta che era in costante svalutazione. Proprio per questo milioni di cittadini persero i loro risparmi e furono ridotti in miseria, aumentando la percentuale di povertà all’interno del paese.</text:p>
      <text:p text:style-name="P19">Nel novembre 1923 un dollaro equivaleva a 4000 miliardi di marchi, e questo rendeva impossibile il pagamento delle riparazioni di guerra.</text:p>
      <text:p text:style-name="P17"/>
      <text:p text:style-name="P31"><text:soft-page-break/>10.Il movimento nazionalista, conservatore, da chi era inizialmente rappresentato?</text:p>
      <text:p text:style-name="P25"/>
      <text:p text:style-name="P27"><text:span text:style-name="T6">Il movimento nazionalista conservatore</text:span><text:span text:style-name="T7">, chiamato Partito nazionalsocialista tedesco dei lavoratori (NSDAP) </text:span><text:span text:style-name="T6">era rappresentato </text:span><text:span text:style-name="T7">e guidato</text:span><text:span text:style-name="T6"> da </text:span><text:span text:style-name="T7">Adolf Hitler, un austriaco che aveva combattuto nell’esercito del Kaiser durante la prima guerra mondiale e che aveva già tentato la presa al potere nel Putsch di Monaco del novembre 1923.</text:span></text:p>
      <text:p text:style-name="P27"><text:span text:style-name="T7"/></text:p>
      <text:p text:style-name="P32">11.Alla morte di Ebert (1925) chi venne eletto Presidente della Repubblica e con il voto di chi?</text:p>
      <text:p text:style-name="P25"/>
      <text:p text:style-name="P26">Alla morte di Ebert venne eletto come Presidente della Repubblica Paul von Hindeburg, una figura importante della prima guerra, avendo esercitato il comando supremo dell’esercito tedesco sul fronte orientale, e poi assumendo la guida militare di tutte le forze del Reich.</text:p>
      <text:p text:style-name="P26">Hindeburg dovette la sua elezione all’antagonismo tra i partiti di sinistra.</text:p>
      <text:p text:style-name="P32"/>
      <text:p text:style-name="P32">12.Il piano Dawes da chi fu promosso e con quali obiettivi?</text:p>
      <text:p text:style-name="P26"/>
      <text:p text:style-name="P26">Gustav Stresemann, a partire dall’agosto 1923, fu nominato prima cancelliere e poi ministro degli esteri per svariati anni.</text:p>
      <text:p text:style-name="P26">Con l’aiuto degli Stati Uniti fece varare il piano Dawes nel 1924, che favoriva i prestiti e gli investimenti stranieri, rendendo più sopportabile il peso delle riparazioni.</text:p>
      <text:p text:style-name="P27"><text:span text:style-name="T6">Grazie a questo la Germania riuscì a respirare qualche anno di pace sociale e politica.</text:span></text:p>
      <text:list xml:id="list2309783833" text:style-name="L3">
        <text:list-header>
          <text:p text:style-name="P11"/>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nrica pan</meta:initial-creator>
    <meta:creation-date>2020-04-28T15:35:43.82</meta:creation-date>
    <dc:date>2020-04-29T19:44:43.275000000</dc:date>
    <meta:editing-duration>PT47M48S</meta:editing-duration>
    <meta:editing-cycles>7</meta:editing-cycles>
    <meta:generator>LibreOffice/6.4.2.2$Windows_X86_64 LibreOffice_project/4e471d8c02c9c90f512f7f9ead8875b57fcb1ec3</meta:generator>
    <meta:document-statistic meta:table-count="0" meta:image-count="0" meta:object-count="0" meta:page-count="3" meta:paragraph-count="52" meta:word-count="1068" meta:character-count="7148" meta:non-whitespace-character-count="6134"/>
  </office:meta>
</office:document-meta>
</file>